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069in" table:align="left"/>
    </style:style>
    <style:style style:name="Table1.A" style:family="table-column">
      <style:table-column-properties style:column-width="2.2139in"/>
    </style:style>
    <style:style style:name="Table1.B" style:family="table-column">
      <style:table-column-properties style:column-width="4.6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45e9a" officeooo:paragraph-rsid="00045e9a"/>
    </style:style>
    <style:style style:name="P2" style:family="paragraph" style:parent-style-name="Standard" style:list-style-name="L1">
      <style:text-properties officeooo:rsid="00045e9a" officeooo:paragraph-rsid="00045e9a"/>
    </style:style>
    <style:style style:name="P3" style:family="paragraph" style:parent-style-name="Standard">
      <style:paragraph-properties fo:text-align="start" style:justify-single-word="false"/>
      <style:text-properties officeooo:rsid="00045e9a" officeooo:paragraph-rsid="00045e9a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45e9a" officeooo:paragraph-rsid="00045e9a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45e9a" officeooo:paragraph-rsid="00045e9a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045e9a" officeooo:paragraph-rsid="00045e9a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045e9a" officeooo:paragraph-rsid="00045e9a"/>
    </style:style>
    <style:style style:name="P8" style:family="paragraph" style:parent-style-name="Standard" style:list-style-name="L6">
      <style:paragraph-properties fo:text-align="start" style:justify-single-word="false"/>
      <style:text-properties officeooo:rsid="00045e9a" officeooo:paragraph-rsid="00045e9a"/>
    </style:style>
    <style:style style:name="P9" style:family="paragraph" style:parent-style-name="Text_20_body" style:list-style-name="L7"/>
    <style:style style:name="P10" style:family="paragraph" style:parent-style-name="Text_20_body" style:list-style-name="L7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.1965in" style:contextual-spacing="false" fo:text-align="start" style:justify-single-word="false"/>
      <style:text-properties officeooo:rsid="00045e9a" officeooo:paragraph-rsid="00045e9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ulnerability Write-Up Format</text:p>
      <text:p text:style-name="P1"/>
      <text:p text:style-name="P1">Nature of the Vulnerability</text:p>
      <text:list xml:id="list3562436783" text:style-name="L1">
        <text:list-item>
          <text:p text:style-name="P2">Concise description of the vulnerability and its potential impacts in 2 – 3 sentences.</text:p>
        </text:list-item>
      </text:list>
      <text:p text:style-name="P1">Affected Versions</text:p>
      <text:list xml:id="list14440734" text:style-name="L2">
        <text:list-item>
          <text:p text:style-name="P4">List of all app versions affected by this vulnerability</text:p>
        </text:list-item>
      </text:list>
      <text:p text:style-name="P3">Suggested Remediation Actions</text:p>
      <text:list xml:id="list3229935351" text:style-name="L3">
        <text:list-item>
          <text:p text:style-name="P5">Suggested actions to take to fix the vulnerabilities</text:p>
        </text:list-item>
      </text:list>
      <text:p text:style-name="P3">Workarounds</text:p>
      <text:list xml:id="list934098611" text:style-name="L4">
        <text:list-item>
          <text:p text:style-name="P6">If no workaround, list No Workarounds</text:p>
        </text:list-item>
      </text:list>
      <text:p text:style-name="P3">Information about likelihood of exploitation</text:p>
      <text:list xml:id="list3462761804" text:style-name="L5">
        <text:list-item>
          <text:p text:style-name="P7">Details of whether the vulnerability is likely to have been exploited or resulted in actual impacts to customers</text:p>
        </text:list-item>
      </text:list>
      <text:p text:style-name="P3">Likelihood of exploitation</text:p>
      <text:list xml:id="list2070681827" text:style-name="L6">
        <text:list-item>
          <text:p text:style-name="P8">what is the likelihood of exploitation – High, Moderate, Medium, Low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</text:p>
          </table:table-cell>
          <table:table-cell table:style-name="Table1.A1" office:value-type="string">
            <text:p text:style-name="Table_20_Contents">The title of the vulnerability</text:p>
          </table:table-cell>
        </table:table-row>
        <table:table-row>
          <table:table-cell table:style-name="Table1.A1" office:value-type="string">
            <text:p text:style-name="Table_20_Contents">CVE ID</text:p>
          </table:table-cell>
          <table:table-cell table:style-name="Table1.A1" office:value-type="string">
            <text:p text:style-name="Table_20_Contents">The Common Vulnerabilities and Exposures (CVE) identifier</text:p>
          </table:table-cell>
        </table:table-row>
        <table:table-row>
          <table:table-cell table:style-name="Table1.A1" office:value-type="string">
            <text:p text:style-name="Table_20_Contents">Discovery Date</text:p>
          </table:table-cell>
          <table:table-cell table:style-name="Table1.A1" office:value-type="string">
            <text:p text:style-name="Table_20_Contents">The date the vulnerability was discovered</text:p>
          </table:table-cell>
        </table:table-row>
        <table:table-row>
          <table:table-cell table:style-name="Table1.A1" office:value-type="string">
            <text:p text:style-name="Table_20_Contents">Severity</text:p>
          </table:table-cell>
          <table:table-cell table:style-name="Table1.A1" office:value-type="string">
            <text:p text:style-name="Table_20_Contents">The severity level of the vulnerability</text:p>
          </table:table-cell>
        </table:table-row>
        <table:table-row>
          <table:table-cell table:style-name="Table1.A1" office:value-type="string">
            <text:p text:style-name="Table_20_Contents">Affected Systems</text:p>
          </table:table-cell>
          <table:table-cell table:style-name="Table1.A1" office:value-type="string">
            <text:p text:style-name="Table_20_Contents">The systems or software affected by the vulnerability</text:p>
          </table:table-cell>
        </table:table-row>
        <table:table-row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A detailed description of the vulnerability</text:p>
          </table:table-cell>
        </table:table-row>
        <table:table-row>
          <table:table-cell table:style-name="Table1.A1" office:value-type="string">
            <text:p text:style-name="Table_20_Contents">Reproduction Steps</text:p>
          </table:table-cell>
          <table:table-cell table:style-name="Table1.A1" office:value-type="string">
            <text:p text:style-name="Table_20_Contents">Steps to reproduce the vulnerability</text:p>
          </table:table-cell>
        </table:table-row>
        <table:table-row>
          <table:table-cell table:style-name="Table1.A1" office:value-type="string">
            <text:p text:style-name="Table_20_Contents">Proof of Concept</text:p>
          </table:table-cell>
          <table:table-cell table:style-name="Table1.A1" office:value-type="string">
            <text:p text:style-name="Table_20_Contents">Any scripts or additional resources that demonstrate the vulnerability</text:p>
          </table:table-cell>
        </table:table-row>
        <table:table-row>
          <table:table-cell table:style-name="Table1.A1" office:value-type="string">
            <text:p text:style-name="Table_20_Contents">Mitigation Recommendations</text:p>
          </table:table-cell>
          <table:table-cell table:style-name="Table1.A1" office:value-type="string">
            <text:p text:style-name="Table_20_Contents">Recommendations to mitigate the vulnerability</text:p>
          </table:table-cell>
        </table:table-row>
        <table:table-row>
          <table:table-cell table:style-name="Table1.A1" office:value-type="string">
            <text:p text:style-name="Table_20_Contents">Remediation Recommendations</text:p>
          </table:table-cell>
          <table:table-cell table:style-name="Table1.A1" office:value-type="string">
            <text:p text:style-name="Table_20_Contents">Recommendations to remediate the vulnerability</text:p>
          </table:table-cell>
        </table:table-row>
        <table:table-row>
          <table:table-cell table:style-name="Table1.A1" office:value-type="string">
            <text:p text:style-name="Table_20_Contents">References</text:p>
          </table:table-cell>
          <table:table-cell table:style-name="Table1.A1" office:value-type="string">
            <text:p text:style-name="Table_20_Contents">Any references or sources of additional information</text:p>
          </table:table-cell>
        </table:table-row>
      </table:table>
      <text:p text:style-name="P3"/>
      <text:p text:style-name="P11">When investigating a vulnerability for a write-up, you might want to ask the following questions:</text:p>
      <text:list xml:id="list131330940" text:style-name="L7">
        <text:list-item>
          <text:p text:style-name="P10">What is the nature of the vulnerability? Is it a buffer overflow, SQL injection, cross-site scripting, etc.? </text:p>
        </text:list-item>
        <text:list-item>
          <text:p text:style-name="P10">What systems or software are affected by this vulnerability? </text:p>
        </text:list-item>
        <text:list-item>
          <text:p text:style-name="P10">How can this vulnerability be exploited? What are the prerequisites for an attack? </text:p>
        </text:list-item>
        <text:list-item>
          <text:p text:style-name="P10">What is the potential impact of exploiting this vulnerability? Could it lead to data loss, unauthorized access, denial of service, etc.? </text:p>
        </text:list-item>
        <text:list-item>
          <text:p text:style-name="P10">Are there any known instances where this vulnerability has been exploited in the wild? </text:p>
        </text:list-item>
        <text:list-item>
          <text:p text:style-name="P10">How can this vulnerability be mitigated or remediated? Are there any patches or updates available? </text:p>
        </text:list-item>
        <text:list-item>
          <text:p text:style-name="P10">Are there any workarounds if a patch or update is not yet available? </text:p>
        </text:list-item>
        <text:list-item>
          <text:p text:style-name="P10">What are the indicators of compromise (IoCs) that might signal an attempted or successful exploitation of this vulnerability? </text:p>
        </text:list-item>
        <text:list-item>
          <text:p text:style-name="P10">Who discovered this vulnerability and when? Is there a CVE ID assigned to it? </text:p>
        </text:list-item>
        <text:list-item>
          <text:p text:style-name="P9"><text:soft-page-break/>Are there any additional resources or references where more information about this vulnerability can be found?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3:53.609677345</meta:creation-date>
    <dc:date>2023-12-07T09:43:26.381949031</dc:date>
    <meta:editing-duration>PT9M33S</meta:editing-duration>
    <meta:editing-cycles>1</meta:editing-cycles>
    <meta:document-statistic meta:table-count="1" meta:image-count="0" meta:object-count="0" meta:page-count="2" meta:paragraph-count="46" meta:word-count="354" meta:character-count="2345" meta:non-whitespace-character-count="2041"/>
    <meta:generator>LibreOffice/7.3.7.2$Linux_X86_64 LibreOffice_project/30$Build-2</meta:generator>
  </office:meta>
</office:document-meta>
</file>